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8.52pt" svg:height="429.62pt" svg:x="210.16pt" svg:y="29.37pt">
            <loext:p draw:notify-on-update-of-ranges="Sheet1.A2:Sheet1.A38 Sheet1.B2:Sheet1.B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-0.63" calcext:value-type="float">
            <text:p>-0.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0.51" calcext:value-type="float">
            <text:p>-0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-0.43" calcext:value-type="float">
            <text:p>-0.4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-0.38" calcext:value-type="float">
            <text:p>-0.3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-0.34" calcext:value-type="float">
            <text:p>-0.3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-0.33" calcext:value-type="float">
            <text:p>-0.3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0.28" calcext:value-type="float">
            <text:p>-0.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-0.17" calcext:value-type="float">
            <text:p>-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0.15" calcext:value-type="float">
            <text:p>-0.1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12" calcext:value-type="float">
            <text:p>-0.1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-0.11" calcext:value-type="float">
            <text:p>-0.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0.085" calcext:value-type="float">
            <text:p>-0.08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17" calcext:value-type="float">
            <text:p>0.0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.099" calcext:value-type="float">
            <text:p>0.09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1" calcext:value-type="float">
            <text:p>0.1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2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33" calcext:value-type="float">
            <text:p>0.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17:09.985729498</meta:creation-date>
    <dc:date>2018-03-22T14:23:29.721877027</dc:date>
    <meta:editing-duration>PT6M19S</meta:editing-duration>
    <meta:editing-cycles>2</meta:editing-cycles>
    <meta:generator>LibreOffice/5.0.6.2$Linux_X86_64 LibreOffice_project/00$Build-2</meta:generator>
    <meta:document-statistic meta:table-count="1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57cm" svg:height="15.157cm" xlink:href=".." xlink:type="simple" chart:class="chart:bar" chart:style-name="ch1">
        <chart:legend chart:legend-position="end" svg:x="17.794cm" svg:y="7.279cm" style:legend-expansion="high" chart:style-name="ch2"/>
        <chart:plot-area chart:style-name="ch3" table:cell-range-address="Sheet1.A2:Sheet1.B38" chart:data-source-has-labels="column" svg:x="0.401cm" svg:y="0.303cm" svg:width="16.992cm" svg:height="14.551cm">
          <chartooo:coordinate-region svg:x="1.234cm" svg:y="0.503cm" svg:width="16.006cm" svg:height="14.152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8" chart:class="chart:ba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024">
                <text:p>3024</text:p>
                <draw:g>
                  <svg:desc>Sheet1.A2:Sheet1.A38</svg:desc>
                </draw:g>
              </table:table-cell>
              <table:table-cell office:value-type="float" office:value="-1.3">
                <text:p>-1.3</text:p>
                <draw:g>
                  <svg:desc>Sheet1.B2:Sheet1.B38</svg:desc>
                </draw:g>
              </table:table-cell>
            </table:table-row>
            <table:table-row>
              <table:table-cell office:value-type="float" office:value="2635">
                <text:p>2635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5295">
                <text:p>5295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443">
                <text:p>644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6845">
                <text:p>684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2471">
                <text:p>247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-0.085">
                <text:p>-0.085</text:p>
              </table:table-cell>
            </table:table-row>
            <table:table-row>
              <table:table-cell office:value-type="float" office:value="4309">
                <text:p>4309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float" office:value="4127">
                <text:p>4127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float" office:value="6343">
                <text:p>6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7">
                <text:p>5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8">
                <text:p>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2">
                <text:p>6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6">
                <text:p>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4">
                <text:p>7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8">
                <text:p>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5">
                <text:p>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1">
                <text:p>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8">
                <text:p>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2">
                <text:p>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3">
                <text:p>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6">
                <text:p>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6445">
                <text:p>644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2374">
                <text:p>237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043">
                <text:p>404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521">
                <text:p>2521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